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2929in"/>
    </style:style>
    <style:style style:name="co13" style:family="table-column">
      <style:table-column-properties fo:break-before="auto" style:column-width="2.0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  <style:style style:name="ce17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32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3"/>
          <table:table-cell office:value-type="string" calcext:value-type="string">
            <text:p>sfsarp</text:p>
          </table:table-cell>
          <table:table-cell table:number-columns-repeated="3"/>
          <table:table-cell office:value-type="string" calcext:value-type="string">
            <text:p>csarp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Kfip</text:p>
          </table:table-cell>
          <table:table-cell office:value-type="string" calcext:value-type="string">
            <text:p>bdl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"/>
          <table:table-cell office:value-type="string" calcext:value-type="string">
            <text:p>sfsarp-10-5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/>
          <table:table-cell office:value-type="string" calcext:value-type="string">
            <text:p>sfsarp-10-5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sfsarp-10-5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"/>
          <table:table-cell office:value-type="string" calcext:value-type="string">
            <text:p>sfsarp-10-5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sfsarp-10-5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sfsarp-5-10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6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8-6-C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6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7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rp-8-7-A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7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8-7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8-7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7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A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B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rp-9-5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C-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A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A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B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rp-9-6-B-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C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9-6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6: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7: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-</text:p>
          </table:table-cell>
          <table:table-cell office:value-type="float" office:value="10.5333" calcext:value-type="float">
            <text:p>10.5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8:</text:p>
          </table:table-cell>
          <table:table-cell office:value-type="float" office:value="11.3167" calcext:value-type="float">
            <text:p>11.3167</text:p>
          </table:table-cell>
          <table:table-cell office:value-type="string" calcext:value-type="string">
            <text:p>-</text:p>
          </table:table-cell>
          <table:table-cell office:value-type="float" office:value="11.3167" calcext:value-type="float">
            <text:p>11.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9: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0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1:</text:p>
          </table:table-cell>
          <table:table-cell office:value-type="float" office:value="21.4667" calcext:value-type="float">
            <text:p>21.4667</text:p>
          </table:table-cell>
          <table:table-cell office:value-type="string" calcext:value-type="string">
            <text:p>-</text:p>
          </table:table-cell>
          <table:table-cell office:value-type="float" office:value="21.4667" calcext:value-type="float">
            <text:p>21.4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table table:name="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4" table:number-columns-repeated="9" table:default-cell-style-name="Default"/>
        <table:table-column table:style-name="co13" table:default-cell-style-name="Default"/>
        <table:table-column table:style-name="co4" table:number-columns-repeated="963" table:default-cell-style-name="Default"/>
        <table:table-row table:style-name="ro1">
          <table:table-cell/>
          <table:table-cell table:style-name="ce1" office:value-type="string" calcext:value-type="string">
            <text:p>sfsarp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csarp</text:p>
          </table:table-cell>
          <table:covered-table-cell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k_new</text:p>
          </table:table-cell>
          <table:table-cell table:number-columns-repeated="3"/>
          <table:table-cell office:value-type="string" calcext:value-type="string">
            <text:p>k_new</text:p>
          </table:table-cell>
          <table:table-cell table:number-columns-repeated="9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fsarp-10-1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rp-10-10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fsarp-10-10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p-10-10-A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fsarp-10-1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rp-10-10-B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fsarp-10-1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rp-10-1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fsarp-10-1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rp-10-10-C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fsarp-10-15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rp-10-10-C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fsarp-10-15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rp-10-15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fsarp-10-15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p-10-15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fsarp-10-15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rp-10-15-B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fsarp-10-15-5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arp-10-15-B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fsarp-10-2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arp-10-15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fsarp-10-20-2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rp-10-15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fsarp-10-2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arp-10-20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fsarp-10-2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rp-10-20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fsarp-10-2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rp-10-20-B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fsarp-10-3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arp-10-2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fsarp-10-3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arp-10-20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fsarp-10-3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arp-10-20-C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fsarp-10-3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arp-10-30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fsarp-10-30-5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arp-10-30-A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fsarp-15-1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arp-10-30-B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fsarp-15-1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arp-10-3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fsarp-15-1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arp-10-30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fsarp-15-10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arp-10-30-C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fsarp-15-1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rp-15-10-A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fsarp-15-15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rp-15-10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fsarp-15-15-2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p-15-10-B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fsarp-15-15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arp-15-1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fsarp-15-15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arp-15-10-C-1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fsarp-15-15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rp-15-10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fsarp-15-2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rp-15-15-A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fsarp-15-2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arp-15-15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fsarp-15-2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arp-15-15-B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fsarp-15-2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arp-15-15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fsarp-15-2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arp-15-15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fsarp-15-3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arp-15-15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fsarp-15-30-2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arp-15-20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fsarp-15-30-3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arp-15-20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fsarp-15-30-4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arp-15-2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fsarp-15-30-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arp-15-2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fsarp-20-1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arp-15-20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fsarp-20-10-2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arp-15-20-C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fsarp-20-10-3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arp-15-30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fsarp-20-10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arp-15-30-A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fsarp-20-1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arp-15-3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fsarp-20-15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arp-15-30-B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fsarp-20-15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arp-15-30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fsarp-20-15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arp-15-30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fsarp-20-15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arp-20-10-A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fsarp-20-15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arp-20-10-A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fsarp-20-20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rp-20-1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fsarp-20-2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arp-20-10-B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fsarp-20-2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arp-20-10-C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fsarp-20-20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arp-20-10-C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fsarp-20-2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rp-20-15-A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fsarp-20-30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arp-20-15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fsarp-20-30-2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arp-20-15-B-1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fsarp-20-3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arp-20-15-B-2.txt</text:p>
          </table:table-cell>
          <table:table-cell office:value-type="float" office:value="7" calcext:value-type="float">
            <text:p>7</text:p>
          </table:table-cell>
          <table:table-cell table:style-name="ce15" table:number-columns-repeated="4"/>
          <table:table-cell table:number-columns-repeated="19"/>
          <table:table-cell table:style-name="ce15" table:number-columns-repeated="95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fsarp-20-30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arp-20-15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fsarp-20-30-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arp-20-15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fsarp-30-1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arp-20-20-A-1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fsarp-30-10-2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arp-20-20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fsarp-30-10-3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arp-20-20-B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fsarp-30-10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sarp-20-20-B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fsarp-30-1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arp-20-20-C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fsarp-30-15-1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arp-20-20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fsarp-30-15-2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arp-20-30-A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fsarp-30-15-3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arp-20-30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fsarp-30-15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arp-20-3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fsarp-30-15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arp-20-3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fsarp-30-20-1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arp-20-30-C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fsarp-30-20-2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arp-20-30-C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fsarp-30-20-3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arp-30-10-A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fsarp-30-20-4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arp-30-10-A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fsarp-30-2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sarp-30-10-B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fsarp-30-30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arp-30-10-B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fsarp-30-30-2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arp-30-10-C-1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fsarp-30-30-3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arp-30-10-C-2.txt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fsarp-30-30-4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arp-30-15-A-1.txt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fsarp-30-30-5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arp-30-15-A-2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fsarp-5-15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arp-30-15-B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fsarp-5-15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arp-30-15-B-2.txt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fsarp-5-15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rp-30-15-C-1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fsarp-5-15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arp-30-15-C-2.txt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fsarp-5-15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arp-30-20-A-1.txt</text:p>
          </table:table-cell>
          <table:table-cell office:value-type="float" office:value="8" calcext:value-type="float">
            <text:p>8</text:p>
          </table:table-cell>
          <table:table-cell table:style-name="ce15" table:number-columns-repeated="9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fsarp-5-2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arp-30-20-A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fsarp-5-20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arp-30-20-B-1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fsarp-5-2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arp-30-20-B-2.txt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fsarp-5-2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sarp-30-20-C-1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fsarp-5-20-5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sarp-30-20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fsarp-5-3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sarp-30-30-A-1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fsarp-5-30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7" office:value-type="string" calcext:value-type="string">
            <text:p>sarp-30-30-A-2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fsarp-5-30-3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7" office:value-type="string" calcext:value-type="string">
            <text:p>sarp-30-30-B-1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fsarp-5-30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17" office:value-type="string" calcext:value-type="string">
            <text:p>sarp-30-30-B-2</text:p>
          </table:table-cell>
          <table:table-cell table:style-name="ce17"/>
          <table:table-cell table:number-columns-repeated="11"/>
          <table:table-cell table:style-name="ce15" table:number-columns-repeated="96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fsarp-5-30-5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sarp-30-30-C-1</text:p>
          </table:table-cell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style-name="ce17" office:value-type="string" calcext:value-type="string">
            <text:p>sarp-30-30-C-2</text:p>
          </table:table-cell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sarp-5-15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sarp-5-15-A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sarp-5-15-B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sarp-5-15-B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sarp-5-15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sarp-5-15-C-2.tx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5" table:number-columns-repeated="6"/>
          <table:table-cell table:number-columns-repeated="970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sarp-5-20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sarp-5-20-A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sarp-5-20-B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sarp-5-20-B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sarp-5-20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sarp-5-20-C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sarp-5-30-A-1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sarp-5-30-A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style-name="ce15" office:value-type="string" calcext:value-type="string">
            <text:p>sarp-5-30-B-1.tx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sarp-5-30-B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sarp-5-30-C-1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sarp-5-30-C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09:32:18.033897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8-08T11:08:01.661183007</dc:date>
    <meta:editing-duration>P9DT17H36M58S</meta:editing-duration>
    <meta:editing-cycles>25</meta:editing-cycles>
    <meta:document-statistic meta:table-count="3" meta:cell-count="4747" meta:object-count="0"/>
  </office:meta>
</office:document-meta>
</file>